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svg:stroke-color="#ed1c24" draw:textarea-vertical-align="middle" draw:ole-draw-aspect="1" style:protect="size"/>
    </style:style>
    <style:style style:name="gr5" style:family="graphic" style:parent-style-name="objectwithoutfill">
      <style:graphic-properties svg:stroke-color="#ed1c24" draw:fill="none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1.676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83cm" svg:y1="6.696cm" svg:x2="14.97cm" svg:y2="6.696cm">
          <text:p/>
        </draw:line>
        <draw:line draw:style-name="gr2" draw:text-style-name="P1" draw:layer="layout" svg:x1="9.763cm" svg:y1="6.696cm" svg:x2="9.763cm" svg:y2="1.997cm">
          <text:p/>
        </draw:line>
        <draw:frame draw:style-name="gr3" draw:text-style-name="P2" draw:layer="layout" svg:width="1.999cm" svg:height="0.999cm" svg:x="9.826cm" svg:y="13.5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2" draw:layer="layout" svg:width="0.436cm" svg:height="0.47cm" svg:x="9.536cm" svg:y="6.8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5" draw:text-style-name="P1" draw:layer="layout" svg:x1="5.953cm" svg:y1="6.696cm" svg:x2="5.953cm" svg:y2="2.886cm">
          <text:p/>
        </draw:line>
        <draw:line draw:style-name="gr5" draw:text-style-name="P1" draw:layer="layout" svg:x1="13.719cm" svg:y1="6.696cm" svg:x2="13.719cm" svg:y2="2.886cm">
          <text:p/>
        </draw:line>
        <draw:line draw:style-name="gr5" draw:text-style-name="P1" draw:layer="layout" svg:x1="13.7cm" svg:y1="2.886cm" svg:x2="5.953cm" svg:y2="2.886cm">
          <text:p/>
        </draw:line>
        <draw:line draw:style-name="gr5" draw:text-style-name="P1" draw:layer="layout" svg:x1="7.885cm" svg:y1="2.886cm" svg:x2="7.885cm" svg:y2="6.696cm">
          <text:p/>
        </draw:line>
        <draw:line draw:style-name="gr5" draw:text-style-name="P1" draw:layer="layout" svg:x1="11.795cm" svg:y1="2.886cm" svg:x2="11.795cm" svg:y2="6.696cm">
          <text:p/>
        </draw:line>
        <draw:line draw:style-name="gr5" draw:text-style-name="P1" draw:layer="layout" svg:x1="13.701cm" svg:y1="4.686cm" svg:x2="5.954cm" svg:y2="4.686cm">
          <text:p/>
        </draw:line>
        <draw:frame draw:style-name="gr3" draw:text-style-name="P2" draw:layer="layout" svg:width="0.955cm" svg:height="0.47cm" svg:x="13.253cm" svg:y="6.82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1.02cm" svg:height="0.47cm" svg:x="5.454cm" svg:y="6.82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6" draw:text-style-name="P1" draw:layer="layout" svg:width="0.381cm" svg:height="2.032cm" svg:x="5.472cm" svg:y="4.664cm">
          <text:p/>
          <draw:enhanced-geometry svg:viewBox="0 0 21600 21600" draw:glue-points="21600 0 0 10800 21600 21600" draw:text-areas="13800 ?f9 21600 ?f10" draw:type="left-brace" draw:modifiers="1800 11166.55189375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" draw:layer="layout" svg:width="0.508cm" svg:height="0.876cm" svg:x="4.81cm" svg:y="5.29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7" draw:text-style-name="P2" draw:layer="layout" svg:width="0.127cm" svg:height="0.127cm" svg:x="6.941cm" svg:y="3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1.241cm" svg:y="6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3.641cm" svg:y="2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27cm" svg:height="0.127cm" svg:x="11.741cm" svg:y="4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853cm" svg:height="0.962cm" svg:x="13.581cm" svg:y="2.159cm">
          <draw:text-box>
            <text:p>b</text:p>
          </draw:text-box>
        </draw:frame>
        <draw:frame draw:style-name="gr8" draw:text-style-name="P3" draw:layer="layout" svg:width="0.853cm" svg:height="0.962cm" svg:x="11.63cm" svg:y="3.829cm">
          <draw:text-box>
            <text:p>a</text:p>
          </draw:text-box>
        </draw:frame>
        <draw:frame draw:style-name="gr8" draw:text-style-name="P3" draw:layer="layout" svg:width="0.853cm" svg:height="0.962cm" svg:x="11.079cm" svg:y="5.709cm">
          <draw:text-box>
            <text:p>q</text:p>
          </draw:text-box>
        </draw:frame>
        <draw:frame draw:style-name="gr8" draw:text-style-name="P3" draw:layer="layout" svg:width="0.853cm" svg:height="0.962cm" svg:x="6.161cm" svg:y="3.102cm">
          <draw:text-box>
            <text:p>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5T11:53:11.436234475</meta:creation-date>
    <meta:editing-duration>PT1M11S</meta:editing-duration>
    <meta:editing-cycles>2</meta:editing-cycles>
    <meta:generator>LibreOffice/6.0.7.3$Linux_X86_64 LibreOffice_project/00m0$Build-3</meta:generator>
    <dc:date>2020-07-15T11:53:18.471090167</dc:date>
    <meta:document-statistic meta:object-count="2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over accent="true">
      <mi>x</mi>
      <mo>¯</mo>
    </mover>
    <annotation encoding="StarMath 5.0">overline {x} </annotation>
  </semantics>
</math>
</file>

<file path=Object 3/content.xml><?xml version="1.0" encoding="utf-8"?>
<math xmlns="http://www.w3.org/1998/Math/MathML" display="block">
  <semantics>
    <mrow>
      <mi>x</mi>
      <mo stretchy="false">+</mo>
      <mi>δ</mi>
    </mrow>
    <annotation encoding="StarMath 5.0">x +   %delta  </annotation>
  </semantics>
</math>
</file>

<file path=Object 4/content.xml><?xml version="1.0" encoding="utf-8"?>
<math xmlns="http://www.w3.org/1998/Math/MathML" display="block">
  <semantics>
    <mrow>
      <mi>x</mi>
      <mo stretchy="false">−</mo>
      <mi>δ</mi>
    </mrow>
    <annotation encoding="StarMath 5.0">x   - %delta  </annotation>
  </semantics>
</math>
</file>

<file path=Object 5/content.xml><?xml version="1.0" encoding="utf-8"?>
<math xmlns="http://www.w3.org/1998/Math/MathML" display="block">
  <semantics>
    <mfrac>
      <mi>δ</mi>
      <mn>2</mn>
    </mfrac>
    <annotation encoding="StarMath 5.0">{ %delta } over {2} </annotation>
  </semantics>
</math>
</file>